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nunciado</text:span></text:p>
      <text:p text:style-name="Standard"/>
      <text:p text:style-name="Standard">Nuestra empresa medioambiental necesita una aplicación que facilite la gestión de nuestras actividades, la creación de contenido para redes sociales y blogs, y el análisis económico de nuestro trabajo. </text:p>
      <text:p text:style-name="Standard"/>
      <text:p text:style-name="Standard">La aplicación debe ser fácil de usar, permitir a los empleados gestionar actividades y publicaciones, y a los administradores controlar usuarios y analizar resultados económicos, todo mientras mantiene nuestra misión de cuidar el medioambiente.</text:p>
      <text:p text:style-name="Standard"/>
      <text:p text:style-name="Standard">Queremos que GeobizIA nos ayude a:</text:p>
      <text:p text:style-name="Standard"/>
      <text:p text:style-name="Standard"><text:span text:style-name="T2">Crear publicaciones automáticas: </text:span>Generar textos e imágenes atractivas para redes sociales o nuestra web sobre nuestras actividades y temas ambientales como cambio climático o biodiversidad. Que los textos reflejen nuestro estilo, incluyan datos curiosos y sean fáciles de publicar.</text:p>
      <text:p text:style-name="Standard"/>
      <text:p text:style-name="Standard"><text:span text:style-name="T2">Aprender de nuestras actividades:</text:span> Registrar lo que hacemos, como eventos o proyectos, para que la aplicación nos sugiera cómo mejorarlos, proponga nuevas ideas y nos ayude a documentar buenas prácticas para ser más eficientes y sostenibles.</text:p>
      <text:p text:style-name="Standard"/>
      <text:p text:style-name="Standard"><text:span text:style-name="T2">Controlar nuestras finanzas: </text:span>Llevar un registro de ingresos y gastos de cada actividad, ver su rentabilidad y recibir recomendaciones para ajustar precios o enfocarnos en lo que funciona mejo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174" meta:character-count="1203" meta:non-whitespace-character-count="1035"/>
    <meta:generator>LibreOfficeDev/6.0.5.2$Linux_X86_64 LibreOffice_project/</meta:generator>
  </office:meta>
</office:document-meta>
</file>